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 table:number-columns-repeated="237"/>
        <table:table-column table:style-name="ACOL-0" table:number-columns-repeated="3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everny_Island_No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24858</text:p>
          </table:table-cell>
          <table:table-cell table:style-name="ACE-0" office:value-type="float" office:value="76.719999999999999">
            <text:p>76.72</text:p>
          </table:table-cell>
          <table:table-cell table:style-name="ACE-0" office:value-type="float" office:value="65.959999999999994">
            <text:p>65.96</text:p>
          </table:table-cell>
          <table:table-cell table:style-name="ACE-0" office:value-type="float" office:value="295">
            <text:p>29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Decayed, partially buried 2.2-m long lo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25">
            <text:p>2.2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,BaranskayaEtal2018</text:p>
          </table:table-cell>
          <table:table-cell table:style-name="ACE-2"/>
          <table:table-cell table:number-columns-repeated="239" table:style-name="ACE-0"/>
        </table:table-row>
        <table:table-row table:style-name="AROW-1">
          <table:table-cell table:style-name="ACE-0" office:value-type="string">
            <text:p>Severny_Island_No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24859</text:p>
          </table:table-cell>
          <table:table-cell table:style-name="ACE-0" office:value-type="float" office:value="76.719999999999999">
            <text:p>76.72</text:p>
          </table:table-cell>
          <table:table-cell table:style-name="ACE-0" office:value-type="float" office:value="65.959999999999994">
            <text:p>65.96</text:p>
          </table:table-cell>
          <table:table-cell table:style-name="ACE-0" office:value-type="float" office:value="945">
            <text:p>94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Decayed, partially buried 4-m long lo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8500000000000005">
            <text:p>2.85</text:p>
          </table:table-cell>
          <table:table-cell table:style-name="ACE-0" office:value-type="float" office:value="2.8774989139876319">
            <text:p>2.8775</text:p>
          </table:table-cell>
          <table:table-cell table:style-name="ACE-0" office:value-type="float" office:value="2.8774989139876319">
            <text:p>2.8774989</text:p>
          </table:table-cell>
          <table:table-cell table:style-name="ACE-0" office:value-type="string">
            <text:p>ZeebergEtal2001,FormanEtal2004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everny_Island_No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24862</text:p>
          </table:table-cell>
          <table:table-cell table:style-name="ACE-0" office:value-type="float" office:value="76.719999999999999">
            <text:p>76.72</text:p>
          </table:table-cell>
          <table:table-cell table:style-name="ACE-0" office:value-type="float" office:value="65.959999999999994">
            <text:p>65.96</text:p>
          </table:table-cell>
          <table:table-cell table:style-name="ACE-0" office:value-type="float" office:value="1665">
            <text:p>166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artially buried 2.5-m long lo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0499999999999998">
            <text:p>4.05</text:p>
          </table:table-cell>
          <table:table-cell table:style-name="ACE-0" office:value-type="float" office:value="2.8774989139876319">
            <text:p>2.8775</text:p>
          </table:table-cell>
          <table:table-cell table:style-name="ACE-0" office:value-type="float" office:value="2.8774989139876319">
            <text:p>2.8774989</text:p>
          </table:table-cell>
          <table:table-cell table:style-name="ACE-0" office:value-type="string">
            <text:p>ZeebergEtal2001,FormanEtal2004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everny_Island_No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24861</text:p>
          </table:table-cell>
          <table:table-cell table:style-name="ACE-0" office:value-type="float" office:value="76.719999999999999">
            <text:p>76.72</text:p>
          </table:table-cell>
          <table:table-cell table:style-name="ACE-0" office:value-type="float" office:value="65.959999999999994">
            <text:p>65.96</text:p>
          </table:table-cell>
          <table:table-cell table:style-name="ACE-0" office:value-type="float" office:value="2125">
            <text:p>2125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Decayed, partially buried 7-m long lo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6500000000000004">
            <text:p>4.6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,BaranskayaEtal2018</text:p>
          </table:table-cell>
          <table:table-cell table:style-name="ACE-2"/>
          <table:table-cell table:number-columns-repeated="239" table:style-name="ACE-0"/>
        </table:table-row>
        <table:table-row table:style-name="AROW-1">
          <table:table-cell table:style-name="ACE-0" office:value-type="string">
            <text:p>Severny_Island_No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24860</text:p>
          </table:table-cell>
          <table:table-cell table:style-name="ACE-0" office:value-type="float" office:value="76.719999999999999">
            <text:p>76.72</text:p>
          </table:table-cell>
          <table:table-cell table:style-name="ACE-0" office:value-type="float" office:value="65.959999999999994">
            <text:p>65.96</text:p>
          </table:table-cell>
          <table:table-cell table:style-name="ACE-0" office:value-type="float" office:value="3070">
            <text:p>30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artially buried &gt;3-m long lo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3500000000000005">
            <text:p>5.3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,BaranskayaEtal2018</text:p>
          </table:table-cell>
          <table:table-cell table:style-name="ACE-2"/>
          <table:table-cell table:number-columns-repeated="239" table:style-name="ACE-0"/>
        </table:table-row>
        <table:table-row table:style-name="AROW-1">
          <table:table-cell table:style-name="ACE-0" office:value-type="string">
            <text:p>Severny_Island_No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24863</text:p>
          </table:table-cell>
          <table:table-cell table:style-name="ACE-0" office:value-type="float" office:value="76.719999999999999">
            <text:p>76.72</text:p>
          </table:table-cell>
          <table:table-cell table:style-name="ACE-0" office:value-type="float" office:value="65.959999999999994">
            <text:p>65.96</text:p>
          </table:table-cell>
          <table:table-cell table:style-name="ACE-0" office:value-type="float" office:value="3635">
            <text:p>363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Log 2.5-m long from snow bank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4500000000000002">
            <text:p>7.4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,BaranskayaEtal2018</text:p>
          </table:table-cell>
          <table:table-cell table:style-name="ACE-2"/>
          <table:table-cell table:number-columns-repeated="239" table:style-name="ACE-0"/>
        </table:table-row>
        <table:table-row table:style-name="AROW-1">
          <table:table-cell table:style-name="ACE-0" office:value-type="string">
            <text:p>Severny_Island_No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24864</text:p>
          </table:table-cell>
          <table:table-cell table:style-name="ACE-0" office:value-type="float" office:value="76.719999999999999">
            <text:p>76.72</text:p>
          </table:table-cell>
          <table:table-cell table:style-name="ACE-0" office:value-type="float" office:value="65.959999999999994">
            <text:p>65.96</text:p>
          </table:table-cell>
          <table:table-cell table:style-name="ACE-0" office:value-type="float" office:value="4070">
            <text:p>407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Log 3-m long from base of solifluction lob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.4499999999999993">
            <text:p>8.4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,BaranskayaEtal2018</text:p>
          </table:table-cell>
          <table:table-cell table:style-name="ACE-2"/>
          <table:table-cell table:number-columns-repeated="239" table:style-name="ACE-0"/>
        </table:table-row>
        <table:table-row table:style-name="AROW-1">
          <table:table-cell table:style-name="ACE-0" office:value-type="string">
            <text:p>Severny_Island_No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8292</text:p>
          </table:table-cell>
          <table:table-cell table:style-name="ACE-0" office:value-type="float" office:value="76.519999999999996">
            <text:p>76.52</text:p>
          </table:table-cell>
          <table:table-cell table:style-name="ACE-0" office:value-type="float" office:value="66.019999999999996">
            <text:p>66.02</text:p>
          </table:table-cell>
          <table:table-cell table:style-name="ACE-0" office:value-type="float" office:value="790">
            <text:p>79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1-m log on partially buried in beach gravel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45">
            <text:p>1.45</text:p>
          </table:table-cell>
          <table:table-cell table:style-name="ACE-2" office:value-type="float" office:value="2.9189039038652851">
            <text:p>2.92</text:p>
          </table:table-cell>
          <table:table-cell table:style-name="ACE-2" office:value-type="float" office:value="2.9189039038652851">
            <text:p>2.92</text:p>
          </table:table-cell>
          <table:table-cell table:style-name="ACE-2" office:value-type="string">
            <text:p>FormanEtal1999,FormanEtal2004,BaranskayaEtal2018</text:p>
          </table:table-cell>
          <table:table-cell table:style-name="ACE-2"/>
          <table:table-cell table:number-columns-repeated="239" table:style-name="ACE-0"/>
        </table:table-row>
        <table:table-row table:style-name="AROW-1">
          <table:table-cell table:style-name="ACE-0" office:value-type="string">
            <text:p>Severny_Island_No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8293</text:p>
          </table:table-cell>
          <table:table-cell table:style-name="ACE-0" office:value-type="float" office:value="76.519999999999996">
            <text:p>76.52</text:p>
          </table:table-cell>
          <table:table-cell table:style-name="ACE-0" office:value-type="float" office:value="66.019999999999996">
            <text:p>66.02</text:p>
          </table:table-cell>
          <table:table-cell table:style-name="ACE-0" office:value-type="float" office:value="2470">
            <text:p>247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3-m log buried in beach gravel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4249999999999998">
            <text:p>3.425</text:p>
          </table:table-cell>
          <table:table-cell table:style-name="ACE-2" office:value-type="float" office:value="3.0002083261000396">
            <text:p>3.00</text:p>
          </table:table-cell>
          <table:table-cell table:style-name="ACE-2" office:value-type="float" office:value="3.0002083261000396">
            <text:p>3.00</text:p>
          </table:table-cell>
          <table:table-cell table:style-name="ACE-2" office:value-type="string">
            <text:p>FormanEtal1999,FormanEtal2004,BaranskayaEtal2018</text:p>
          </table:table-cell>
          <table:table-cell table:style-name="ACE-2"/>
          <table:table-cell table:number-columns-repeated="239" table:style-name="ACE-0"/>
        </table:table-row>
        <table:table-row table:style-name="AROW-1">
          <table:table-cell table:style-name="ACE-0" office:value-type="string">
            <text:p>Severny_Island_No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25462</text:p>
          </table:table-cell>
          <table:table-cell table:style-name="ACE-0" office:value-type="float" office:value="76.930000000000007">
            <text:p>76.93</text:p>
          </table:table-cell>
          <table:table-cell table:style-name="ACE-0" office:value-type="float" office:value="67.269999999999996">
            <text:p>67.27</text:p>
          </table:table-cell>
          <table:table-cell table:style-name="ACE-0" office:value-type="float" office:value="575">
            <text:p>57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artially buried 2.5-m long lo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75">
            <text:p>2.75</text:p>
          </table:table-cell>
          <table:table-cell table:style-name="ACE-0" office:value-type="float" office:value="2.8774989139876319">
            <text:p>2.8775</text:p>
          </table:table-cell>
          <table:table-cell table:style-name="ACE-0" office:value-type="float" office:value="2.8774989139876319">
            <text:p>2.8774989</text:p>
          </table:table-cell>
          <table:table-cell table:style-name="ACE-0" office:value-type="string">
            <text:p>ZeebergEtal2001,FormanEtal2004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everny_Island_No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24847</text:p>
          </table:table-cell>
          <table:table-cell table:style-name="ACE-0" office:value-type="float" office:value="76.930000000000007">
            <text:p>76.93</text:p>
          </table:table-cell>
          <table:table-cell table:style-name="ACE-0" office:value-type="float" office:value="67.269999999999996">
            <text:p>67.27</text:p>
          </table:table-cell>
          <table:table-cell table:style-name="ACE-0" office:value-type="float" office:value="805">
            <text:p>80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Partially buried 4-m long lo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4500000000000002">
            <text:p>3.45</text:p>
          </table:table-cell>
          <table:table-cell table:style-name="ACE-0" office:value-type="float" office:value="2.8774989139876319">
            <text:p>2.8775</text:p>
          </table:table-cell>
          <table:table-cell table:style-name="ACE-0" office:value-type="float" office:value="2.8774989139876319">
            <text:p>2.8774989</text:p>
          </table:table-cell>
          <table:table-cell table:style-name="ACE-0" office:value-type="string">
            <text:p>ZeebergEtal2001,FormanEtal2004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everny_Island_No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24848</text:p>
          </table:table-cell>
          <table:table-cell table:style-name="ACE-0" office:value-type="float" office:value="76.930000000000007">
            <text:p>76.93</text:p>
          </table:table-cell>
          <table:table-cell table:style-name="ACE-0" office:value-type="float" office:value="67.269999999999996">
            <text:p>67.27</text:p>
          </table:table-cell>
          <table:table-cell table:style-name="ACE-0" office:value-type="float" office:value="1830">
            <text:p>18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artially buried &gt;5-m long lo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6500000000000004">
            <text:p>2.65</text:p>
          </table:table-cell>
          <table:table-cell table:style-name="ACE-0" office:value-type="float" office:value="2.8774989139876319">
            <text:p>2.8775</text:p>
          </table:table-cell>
          <table:table-cell table:style-name="ACE-0" office:value-type="float" office:value="2.8774989139876319">
            <text:p>2.8774989</text:p>
          </table:table-cell>
          <table:table-cell table:style-name="ACE-0" office:value-type="string">
            <text:p>ZeebergEtal2001,FormanEtal2004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everny_Island_No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24846</text:p>
          </table:table-cell>
          <table:table-cell table:style-name="ACE-0" office:value-type="float" office:value="76.930000000000007">
            <text:p>76.93</text:p>
          </table:table-cell>
          <table:table-cell table:style-name="ACE-0" office:value-type="float" office:value="67.269999999999996">
            <text:p>67.27</text:p>
          </table:table-cell>
          <table:table-cell table:style-name="ACE-0" office:value-type="float" office:value="2805">
            <text:p>280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artially buried 2-m long lo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25">
            <text:p>5.2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,BaranskayaEtal2018</text:p>
          </table:table-cell>
          <table:table-cell table:style-name="ACE-2"/>
          <table:table-cell table:number-columns-repeated="239" table:style-name="ACE-0"/>
        </table:table-row>
        <table:table-row table:style-name="AROW-1">
          <table:table-cell table:style-name="ACE-0" office:value-type="string">
            <text:p>Severny_Island_No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24845</text:p>
          </table:table-cell>
          <table:table-cell table:style-name="ACE-0" office:value-type="float" office:value="76.930000000000007">
            <text:p>76.93</text:p>
          </table:table-cell>
          <table:table-cell table:style-name="ACE-0" office:value-type="float" office:value="67.269999999999996">
            <text:p>67.27</text:p>
          </table:table-cell>
          <table:table-cell table:style-name="ACE-0" office:value-type="float" office:value="3530">
            <text:p>35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artially buried 3-m long lo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.25">
            <text:p>6.25</text:p>
          </table:table-cell>
          <table:table-cell table:style-name="ACE-0" office:value-type="float" office:value="2.8774989139876319">
            <text:p>2.8775</text:p>
          </table:table-cell>
          <table:table-cell table:style-name="ACE-0" office:value-type="float" office:value="2.8774989139876319">
            <text:p>2.8774989</text:p>
          </table:table-cell>
          <table:table-cell table:style-name="ACE-0" office:value-type="string">
            <text:p>ZeebergEtal2001,FormanEtal2004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everny_Island_No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25464</text:p>
          </table:table-cell>
          <table:table-cell table:style-name="ACE-0" office:value-type="float" office:value="76.930000000000007">
            <text:p>76.93</text:p>
          </table:table-cell>
          <table:table-cell table:style-name="ACE-0" office:value-type="float" office:value="67.269999999999996">
            <text:p>67.27</text:p>
          </table:table-cell>
          <table:table-cell table:style-name="ACE-0" office:value-type="float" office:value="3760">
            <text:p>376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Partially buried 3-m long lo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.2500000000000009">
            <text:p>7.2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,BaranskayaEtal2018</text:p>
          </table:table-cell>
          <table:table-cell table:style-name="ACE-2"/>
          <table:table-cell table:number-columns-repeated="239" table:style-name="ACE-0"/>
        </table:table-row>
        <table:table-row table:style-name="AROW-1">
          <table:table-cell table:style-name="ACE-0" office:value-type="string">
            <text:p>Severny_Island_No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24843G</text:p>
          </table:table-cell>
          <table:table-cell table:style-name="ACE-0" office:value-type="float" office:value="76.930000000000007">
            <text:p>76.93</text:p>
          </table:table-cell>
          <table:table-cell table:style-name="ACE-0" office:value-type="float" office:value="67.269999999999996">
            <text:p>67.27</text:p>
          </table:table-cell>
          <table:table-cell table:style-name="ACE-0" office:value-type="float" office:value="7325">
            <text:p>7325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Whalebon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5">
            <text:p>35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0.449999999999999">
            <text:p>10.4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,BaranskayaEtal2018</text:p>
          </table:table-cell>
          <table:table-cell table:style-name="ACE-2"/>
          <table:table-cell table:number-columns-repeated="239" table:style-name="ACE-0"/>
        </table:table-row>
        <table:table-row table:style-name="AROW-1">
          <table:table-cell table:style-name="ACE-0" office:value-type="string">
            <text:p>Severny_Island_No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24844G</text:p>
          </table:table-cell>
          <table:table-cell table:style-name="ACE-0" office:value-type="float" office:value="76.930000000000007">
            <text:p>76.93</text:p>
          </table:table-cell>
          <table:table-cell table:style-name="ACE-0" office:value-type="float" office:value="67.269999999999996">
            <text:p>67.27</text:p>
          </table:table-cell>
          <table:table-cell table:style-name="ACE-0" office:value-type="float" office:value="7520">
            <text:p>752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Whalebone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5">
            <text:p>35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0.449999999999999">
            <text:p>10.4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,BaranskayaEtal2018</text:p>
          </table:table-cell>
          <table:table-cell table:style-name="ACE-2"/>
          <table:table-cell table:number-columns-repeated="239" table:style-name="ACE-0"/>
        </table:table-row>
        <table:table-row table:style-name="AROW-1">
          <table:table-cell table:style-name="ACE-0" office:value-type="string">
            <text:p>Severny_Island_No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everny_Island_North-1</text:p>
          </table:table-cell>
          <table:table-cell table:style-name="ACE-0" office:value-type="float" office:value="76.260000000000005">
            <text:p>76.26</text:p>
          </table:table-cell>
          <table:table-cell table:style-name="ACE-0" office:value-type="float" office:value="68.280000000000001">
            <text:p>68.28</text:p>
          </table:table-cell>
          <table:table-cell table:style-name="ACE-0" office:value-type="float" office:value="360">
            <text:p>360</text:p>
          </table:table-cell>
          <table:table-cell table:style-name="ACE-0" office:value-type="float" office:value="97.25">
            <text:p>97.25</text:p>
          </table:table-cell>
          <table:table-cell table:style-name="ACE-0" office:value-type="string">
            <text:p>Willem BarentsÆ ship timber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44999999999999996">
            <text:p>0.45</text:p>
          </table:table-cell>
          <table:table-cell table:style-name="ACE-0" office:value-type="float" office:value="2.9189039038652851">
            <text:p>2.9189</text:p>
          </table:table-cell>
          <table:table-cell table:style-name="ACE-0" office:value-type="float" office:value="2.9189039038652851">
            <text:p>2.9189039</text:p>
          </table:table-cell>
          <table:table-cell table:style-name="ACE-0" office:value-type="string">
            <text:p>GawronskiZeeberg1997,FormanEtal2004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everny_Island_No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23233</text:p>
          </table:table-cell>
          <table:table-cell table:style-name="ACE-0" office:value-type="float" office:value="76.260000000000005">
            <text:p>76.26</text:p>
          </table:table-cell>
          <table:table-cell table:style-name="ACE-0" office:value-type="float" office:value="68.280000000000001">
            <text:p>68.28</text:p>
          </table:table-cell>
          <table:table-cell table:style-name="ACE-0" office:value-type="float" office:value="2955">
            <text:p>2955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3-m long log partially burie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9500000000000002">
            <text:p>2.9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,BaranskayaEtal2018</text:p>
          </table:table-cell>
          <table:table-cell table:style-name="ACE-2"/>
          <table:table-cell table:number-columns-repeated="239" table:style-name="ACE-0"/>
        </table:table-row>
        <table:table-row table:style-name="AROW-1">
          <table:table-cell table:style-name="ACE-0" office:value-type="string">
            <text:p>Severny_Island_No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8532</text:p>
          </table:table-cell>
          <table:table-cell table:style-name="ACE-0" office:value-type="float" office:value="76.260000000000005">
            <text:p>76.26</text:p>
          </table:table-cell>
          <table:table-cell table:style-name="ACE-0" office:value-type="float" office:value="68.280000000000001">
            <text:p>68.28</text:p>
          </table:table-cell>
          <table:table-cell table:style-name="ACE-0" office:value-type="float" office:value="4860">
            <text:p>486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Log partially burie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0.449999999999999">
            <text:p>10.4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,BaranskayaEtal2018</text:p>
          </table:table-cell>
          <table:table-cell table:style-name="ACE-2"/>
          <table:table-cell table:number-columns-repeated="239" table:style-name="ACE-0"/>
        </table:table-row>
        <table:table-row table:style-name="AROW-1">
          <table:table-cell table:style-name="ACE-0" office:value-type="string">
            <text:p>Severny_Island_No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24842</text:p>
          </table:table-cell>
          <table:table-cell table:style-name="ACE-0" office:value-type="float" office:value="76.959999999999994">
            <text:p>76.96</text:p>
          </table:table-cell>
          <table:table-cell table:style-name="ACE-0" office:value-type="float" office:value="68.540000000000006">
            <text:p>68.54</text:p>
          </table:table-cell>
          <table:table-cell table:style-name="ACE-0" office:value-type="float" office:value="770">
            <text:p>77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Log 5-m long partially burie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5000000000000013">
            <text:p>−0.1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,BaranskayaEtal2018</text:p>
          </table:table-cell>
          <table:table-cell table:style-name="ACE-2"/>
          <table:table-cell table:number-columns-repeated="239" table:style-name="ACE-0"/>
        </table:table-row>
        <table:table-row table:style-name="AROW-1">
          <table:table-cell table:style-name="ACE-0" office:value-type="string">
            <text:p>Severny_Island_No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24841</text:p>
          </table:table-cell>
          <table:table-cell table:style-name="ACE-0" office:value-type="float" office:value="76.959999999999994">
            <text:p>76.96</text:p>
          </table:table-cell>
          <table:table-cell table:style-name="ACE-0" office:value-type="float" office:value="68.540000000000006">
            <text:p>68.54</text:p>
          </table:table-cell>
          <table:table-cell table:style-name="ACE-0" office:value-type="float" office:value="795">
            <text:p>795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Log 5-m long partially burie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34999999999999987">
            <text:p>0.35</text:p>
          </table:table-cell>
          <table:table-cell table:style-name="ACE-0" office:value-type="float" office:value="2.8774989139876319">
            <text:p>2.8775</text:p>
          </table:table-cell>
          <table:table-cell table:style-name="ACE-0" office:value-type="float" office:value="2.8774989139876319">
            <text:p>2.8774989</text:p>
          </table:table-cell>
          <table:table-cell table:style-name="ACE-0" office:value-type="string">
            <text:p>ZeebergEtal2001,FormanEtal2004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everny_Island_No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24840</text:p>
          </table:table-cell>
          <table:table-cell table:style-name="ACE-0" office:value-type="float" office:value="76.959999999999994">
            <text:p>76.96</text:p>
          </table:table-cell>
          <table:table-cell table:style-name="ACE-0" office:value-type="float" office:value="68.540000000000006">
            <text:p>68.54</text:p>
          </table:table-cell>
          <table:table-cell table:style-name="ACE-0" office:value-type="float" office:value="1570">
            <text:p>15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Log 2.5-m long partially burie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.95">
            <text:p>1.9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,BaranskayaEtal2018</text:p>
          </table:table-cell>
          <table:table-cell table:style-name="ACE-2"/>
          <table:table-cell table:number-columns-repeated="239" table:style-name="ACE-0"/>
        </table:table-row>
        <table:table-row table:style-name="AROW-1">
          <table:table-cell table:style-name="ACE-0" office:value-type="string">
            <text:p>Severny_Island_No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25460</text:p>
          </table:table-cell>
          <table:table-cell table:style-name="ACE-0" office:value-type="float" office:value="76.959999999999994">
            <text:p>76.96</text:p>
          </table:table-cell>
          <table:table-cell table:style-name="ACE-0" office:value-type="float" office:value="68.540000000000006">
            <text:p>68.54</text:p>
          </table:table-cell>
          <table:table-cell table:style-name="ACE-0" office:value-type="float" office:value="1930">
            <text:p>193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Log &gt;1m long partially burie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1500000000000004">
            <text:p>2.1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,BaranskayaEtal2018</text:p>
          </table:table-cell>
          <table:table-cell table:style-name="ACE-2"/>
          <table:table-cell table:number-columns-repeated="239" table:style-name="ACE-0"/>
        </table:table-row>
        <table:table-row table:style-name="AROW-1">
          <table:table-cell table:style-name="ACE-0" office:value-type="string">
            <text:p>Severny_Island_No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24838</text:p>
          </table:table-cell>
          <table:table-cell table:style-name="ACE-0" office:value-type="float" office:value="76.959999999999994">
            <text:p>76.96</text:p>
          </table:table-cell>
          <table:table-cell table:style-name="ACE-0" office:value-type="float" office:value="68.540000000000006">
            <text:p>68.54</text:p>
          </table:table-cell>
          <table:table-cell table:style-name="ACE-0" office:value-type="float" office:value="3200">
            <text:p>32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Log &gt;l-m long partially burie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6500000000000004">
            <text:p>2.6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,BaranskayaEtal2018</text:p>
          </table:table-cell>
          <table:table-cell table:style-name="ACE-2"/>
          <table:table-cell table:number-columns-repeated="239" table:style-name="ACE-0"/>
        </table:table-row>
        <table:table-row table:style-name="AROW-1">
          <table:table-cell table:style-name="ACE-0" office:value-type="string">
            <text:p>Severny_Island_No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24839</text:p>
          </table:table-cell>
          <table:table-cell table:style-name="ACE-0" office:value-type="float" office:value="76.959999999999994">
            <text:p>76.96</text:p>
          </table:table-cell>
          <table:table-cell table:style-name="ACE-0" office:value-type="float" office:value="68.540000000000006">
            <text:p>68.54</text:p>
          </table:table-cell>
          <table:table-cell table:style-name="ACE-0" office:value-type="float" office:value="3205">
            <text:p>320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Log 5-m long partially burie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25">
            <text:p>2.2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,BaranskayaEtal2018</text:p>
          </table:table-cell>
          <table:table-cell table:style-name="ACE-2"/>
          <table:table-cell table:number-columns-repeated="239" table:style-name="ACE-0"/>
        </table:table-row>
        <table:table-row table:style-name="AROW-1">
          <table:table-cell table:style-name="ACE-0" office:value-type="string">
            <text:p>Severny_Island_No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24837</text:p>
          </table:table-cell>
          <table:table-cell table:style-name="ACE-0" office:value-type="float" office:value="76.959999999999994">
            <text:p>76.96</text:p>
          </table:table-cell>
          <table:table-cell table:style-name="ACE-0" office:value-type="float" office:value="68.540000000000006">
            <text:p>68.54</text:p>
          </table:table-cell>
          <table:table-cell table:style-name="ACE-0" office:value-type="float" office:value="3710">
            <text:p>37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Log 2-m long from solifluction lob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2.8774989139876319">
            <text:p>2.8775</text:p>
          </table:table-cell>
          <table:table-cell table:style-name="ACE-0" office:value-type="float" office:value="2.8774989139876319">
            <text:p>2.8774989</text:p>
          </table:table-cell>
          <table:table-cell table:style-name="ACE-0" office:value-type="string">
            <text:p>ZeebergEtal2001,FormanEtal2004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everny_Island_No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24835</text:p>
          </table:table-cell>
          <table:table-cell table:style-name="ACE-0" office:value-type="float" office:value="76.959999999999994">
            <text:p>76.96</text:p>
          </table:table-cell>
          <table:table-cell table:style-name="ACE-0" office:value-type="float" office:value="68.540000000000006">
            <text:p>68.54</text:p>
          </table:table-cell>
          <table:table-cell table:style-name="ACE-0" office:value-type="float" office:value="4000">
            <text:p>400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Log 5-m long from snow bank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.9500000000000002">
            <text:p>4.9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,BaranskayaEtal2018</text:p>
          </table:table-cell>
          <table:table-cell table:style-name="ACE-2"/>
          <table:table-cell table:number-columns-repeated="239" table:style-name="ACE-0"/>
        </table:table-row>
        <table:table-row table:style-name="AROW-1">
          <table:table-cell table:style-name="ACE-0" office:value-type="string">
            <text:p>Severny_Island_No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25459</text:p>
          </table:table-cell>
          <table:table-cell table:style-name="ACE-0" office:value-type="float" office:value="76.959999999999994">
            <text:p>76.96</text:p>
          </table:table-cell>
          <table:table-cell table:style-name="ACE-0" office:value-type="float" office:value="68.540000000000006">
            <text:p>68.54</text:p>
          </table:table-cell>
          <table:table-cell table:style-name="ACE-0" office:value-type="float" office:value="4380">
            <text:p>43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Root section 1.5-m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5499999999999998">
            <text:p>5.5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,BaranskayaEtal2018</text:p>
          </table:table-cell>
          <table:table-cell table:style-name="ACE-2"/>
          <table:table-cell table:number-columns-repeated="239" table:style-name="ACE-0"/>
        </table:table-row>
        <table:table-row table:style-name="AROW-1">
          <table:table-cell table:style-name="ACE-0" office:value-type="string">
            <text:p>Severny_Island_No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24852</text:p>
          </table:table-cell>
          <table:table-cell table:style-name="ACE-0" office:value-type="float" office:value="76.409999999999997">
            <text:p>76.41</text:p>
          </table:table-cell>
          <table:table-cell table:style-name="ACE-0" office:value-type="float" office:value="68.599999999999994">
            <text:p>68.6</text:p>
          </table:table-cell>
          <table:table-cell table:style-name="ACE-0" office:value-type="float" office:value="1350">
            <text:p>13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Decayed 7-m long lo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5499999999999998">
            <text:p>3.5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,BaranskayaEtal2018</text:p>
          </table:table-cell>
          <table:table-cell table:style-name="ACE-2"/>
          <table:table-cell table:number-columns-repeated="239" table:style-name="ACE-0"/>
        </table:table-row>
        <table:table-row table:style-name="AROW-1">
          <table:table-cell table:style-name="ACE-0" office:value-type="string">
            <text:p>Severny_Island_No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25465</text:p>
          </table:table-cell>
          <table:table-cell table:style-name="ACE-0" office:value-type="float" office:value="76.409999999999997">
            <text:p>76.41</text:p>
          </table:table-cell>
          <table:table-cell table:style-name="ACE-0" office:value-type="float" office:value="68.599999999999994">
            <text:p>68.6</text:p>
          </table:table-cell>
          <table:table-cell table:style-name="ACE-0" office:value-type="float" office:value="1365">
            <text:p>136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Root section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1500000000000004">
            <text:p>5.15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float" office:value="2.8774989139876319">
            <text:p>2.88</text:p>
          </table:table-cell>
          <table:table-cell table:style-name="ACE-2" office:value-type="string">
            <text:p>ZeebergEtal2001,FormanEtal2004,BaranskayaEtal2018</text:p>
          </table:table-cell>
          <table:table-cell table:style-name="ACE-2"/>
          <table:table-cell table:number-columns-repeated="239" table:style-name="ACE-0"/>
        </table:table-row>
        <table:table-row table:style-name="AROW-1">
          <table:table-cell table:style-name="ACE-0" office:value-type="string">
            <text:p>Severny_Island_No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24853</text:p>
          </table:table-cell>
          <table:table-cell table:style-name="ACE-0" office:value-type="float" office:value="76.409999999999997">
            <text:p>76.41</text:p>
          </table:table-cell>
          <table:table-cell table:style-name="ACE-0" office:value-type="float" office:value="68.599999999999994">
            <text:p>68.6</text:p>
          </table:table-cell>
          <table:table-cell table:style-name="ACE-0" office:value-type="float" office:value="1875">
            <text:p>187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artially buried 8-m long lo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.1500000000000004">
            <text:p>3.15</text:p>
          </table:table-cell>
          <table:table-cell table:style-name="ACE-0" office:value-type="float" office:value="2.8774989139876319">
            <text:p>2.8775</text:p>
          </table:table-cell>
          <table:table-cell table:style-name="ACE-0" office:value-type="float" office:value="2.8774989139876319">
            <text:p>2.8774989</text:p>
          </table:table-cell>
          <table:table-cell table:style-name="ACE-0" office:value-type="string">
            <text:p>ZeebergEtal2001,FormanEtal2004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everny_Island_No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24851</text:p>
          </table:table-cell>
          <table:table-cell table:style-name="ACE-0" office:value-type="float" office:value="76.409999999999997">
            <text:p>76.41</text:p>
          </table:table-cell>
          <table:table-cell table:style-name="ACE-0" office:value-type="float" office:value="68.599999999999994">
            <text:p>68.6</text:p>
          </table:table-cell>
          <table:table-cell table:style-name="ACE-0" office:value-type="float" office:value="2985">
            <text:p>298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Decayed 2-m long lo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6500000000000004">
            <text:p>5.65</text:p>
          </table:table-cell>
          <table:table-cell table:style-name="ACE-0" office:value-type="float" office:value="2.8774989139876319">
            <text:p>2.8775</text:p>
          </table:table-cell>
          <table:table-cell table:style-name="ACE-0" office:value-type="float" office:value="2.8774989139876319">
            <text:p>2.8774989</text:p>
          </table:table-cell>
          <table:table-cell table:style-name="ACE-0" office:value-type="string">
            <text:p>ZeebergEtal2001,FormanEtal2004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everny_Island_No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24850</text:p>
          </table:table-cell>
          <table:table-cell table:style-name="ACE-0" office:value-type="float" office:value="76.409999999999997">
            <text:p>76.41</text:p>
          </table:table-cell>
          <table:table-cell table:style-name="ACE-0" office:value-type="float" office:value="68.599999999999994">
            <text:p>68.6</text:p>
          </table:table-cell>
          <table:table-cell table:style-name="ACE-0" office:value-type="float" office:value="3485">
            <text:p>3485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Driftwood log 2.5m lon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.4499999999999993">
            <text:p>8.45</text:p>
          </table:table-cell>
          <table:table-cell table:style-name="ACE-0" office:value-type="float" office:value="2.8774989139876319">
            <text:p>2.8775</text:p>
          </table:table-cell>
          <table:table-cell table:style-name="ACE-0" office:value-type="float" office:value="2.8774989139876319">
            <text:p>2.8774989</text:p>
          </table:table-cell>
          <table:table-cell table:style-name="ACE-0" office:value-type="string">
            <text:p>ZeebergEtal2001,FormanEtal2004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everny_Island_No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25467G</text:p>
          </table:table-cell>
          <table:table-cell table:style-name="ACE-0" office:value-type="float" office:value="76.409999999999997">
            <text:p>76.41</text:p>
          </table:table-cell>
          <table:table-cell table:style-name="ACE-0" office:value-type="float" office:value="68.599999999999994">
            <text:p>68.6</text:p>
          </table:table-cell>
          <table:table-cell table:style-name="ACE-0" office:value-type="float" office:value="4150">
            <text:p>415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Whale vertebr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35">
            <text:p>35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8.4499999999999993">
            <text:p>8.45</text:p>
          </table:table-cell>
          <table:table-cell table:style-name="ACE-0" office:value-type="float" office:value="2.8774989139876319">
            <text:p>2.8775</text:p>
          </table:table-cell>
          <table:table-cell table:style-name="ACE-0" office:value-type="float" office:value="2.8774989139876319">
            <text:p>2.8774989</text:p>
          </table:table-cell>
          <table:table-cell table:style-name="ACE-0" office:value-type="string">
            <text:p>ZeebergEtal2001,FormanEtal2004,Baranskaya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everny_Island_North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25466</text:p>
          </table:table-cell>
          <table:table-cell table:style-name="ACE-0" office:value-type="float" office:value="76.409999999999997">
            <text:p>76.41</text:p>
          </table:table-cell>
          <table:table-cell table:style-name="ACE-0" office:value-type="float" office:value="68.599999999999994">
            <text:p>68.6</text:p>
          </table:table-cell>
          <table:table-cell table:style-name="ACE-0" office:value-type="float" office:value="5365">
            <text:p>536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artially buried 1.5-m long log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0.949999999999999">
            <text:p>10.95</text:p>
          </table:table-cell>
          <table:table-cell table:style-name="ACE-0" office:value-type="float" office:value="2.8774989139876319">
            <text:p>2.8775</text:p>
          </table:table-cell>
          <table:table-cell table:style-name="ACE-0" office:value-type="float" office:value="2.8774989139876319">
            <text:p>2.8774989</text:p>
          </table:table-cell>
          <table:table-cell table:style-name="ACE-0" office:value-type="string">
            <text:p>ZeebergEtal2001,FormanEtal2004,BaranskayaEtal2018</text:p>
          </table:table-cell>
          <table:table-cell table:number-columns-repeated="240" table:style-name="ACE-0"/>
        </table:table-row>
        <table:table-row table:style-name="AROW-0" table:number-rows-repeated="2">
          <table:table-cell table:number-columns-repeated="256" table:style-name="ACE-0"/>
        </table:table-row>
        <table:table-row table:style-name="AROW-3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3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57:07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